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f415" officeooo:paragraph-rsid="0014f415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14f415" officeooo:paragraph-rsid="0014f415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paragraph-rsid="0016a906" style:font-size-asian="14pt" style:font-size-complex="16pt"/>
    </style:style>
    <style:style style:name="T1" style:family="text">
      <style:text-properties officeooo:rsid="0016a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ительная записка</text:p>
      <text:p text:style-name="P2"><text:tab/>Навигация по <text:span text:style-name="T1">web приложению осуществляется с помощью меню в блоке header. В нем обозначены все маршруты, которыми может пользоваться пользователь в зависимости от его полномочий. Помимо этого возможно обращение к приложению через http запросы. Таким образом можно получить информацию в формате json о объектах моделей User и Products посредством get запросов, или удалить запись с помощью delete запроса (нет). CRUD – функционал базы данных осуществляется в админ-панели, для доступа к которой пользователь должен обладать правами сотрудника(id=1)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5:45:50.267015360</meta:creation-date>
    <dc:date>2023-04-23T11:54:32.861727933</dc:date>
    <meta:editing-duration>PT15M12S</meta:editing-duration>
    <meta:editing-cycles>3</meta:editing-cycles>
    <meta:generator>LibreOffice/7.4.3.2$MacOSX_AARCH64 LibreOffice_project/1048a8393ae2eeec98dff31b5c133c5f1d08b890</meta:generator>
    <meta:document-statistic meta:table-count="0" meta:image-count="0" meta:object-count="0" meta:page-count="1" meta:paragraph-count="2" meta:word-count="77" meta:character-count="570" meta:non-whitespace-character-count="493"/>
  </office:meta>
</office:document-meta>
</file>